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8"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fo:font-size="12pt" style:font-size-asian="12pt" style:font-size-complex="12pt"/>
    </style:style>
    <style:style style:name="P67" style:family="paragraph" style:parent-style-name="Table_20_Contents">
      <style:paragraph-properties fo:text-align="start" style:justify-single-word="false"/>
      <style:text-properties fo:font-size="12pt" fo:background-color="transparent" style:font-size-asian="12pt" style:font-size-complex="12pt"/>
    </style:style>
    <style:style style:name="P6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780413019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222988602"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474218756"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189800057"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072645471"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104378563"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48323546"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2118135274"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720688473"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790014403"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472122451"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288347831"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068411912"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64885800"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68415787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580706691" text:continue-list="list2068411912"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913830014"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491532620"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907648074"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313979359"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811080427" text:style-name="L16">
        <text:list-item>
          <text:p text:style-name="P63"><text:span text:style-name="T22">Suggested Lessons</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3"><text:span text:style-name="T22">Last Media Elements</text:span><text:span text:style-name="T23">: conditions → </text:span><text:span text:style-name="T24">(public = true) </text:span><text:span text:style-name="T15">∧</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804986015"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583808459"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1121686382"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510996533"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064641052"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096128825"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844623269" text:continue-list="list1064641052"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38525227"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2004471987"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753251363"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952073904"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797518781"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985931253" text:style-name="L28">
        <text:list-item>
          <text:p text:style-name="P49">database configuration and controls (we already saw these controls in <text:span text:style-name="T20">Section 1.2</text:span>, <text:span text:style-name="T20">Section 1.3</text:span>, <text:span text:style-name="T20">Section 1.4</text:span>)</text:p>
        </text:list-item>
        <text:list-item>
          <text:p text:style-name="P49"><text:soft-page-break/>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ext:soft-page-break/>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ext:soft-page-break/>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text:soft-page-break/>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961056644" text:style-name="L29">
        <text:list-item>
          <text:p text:style-name="P50"><text:span text:style-name="T28">Manual 'before_destroy' callbacks</text:span> (in blue in the picture)</text:p>
        </text:list-item>
        <text:list-item>
          <text:p text:style-name="P50"><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1179225602" text:style-name="L30">
        <text:list-item>
          <text:p text:style-name="P51"><text:soft-page-break/>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ext:soft-page-break/>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ext:soft-page-break/>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text:soft-page-break/>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text:soft-page-break/>on</text:p>
          </table:table-cell>
          <table:table-cell table:style-name="Tabella2.A2" office:value-type="string">
            <text:p text:style-name="P23">create</text:p>
          </table:table-cell>
          <table:table-cell table:style-name="Tabella2.A2" office:value-type="string">
            <text:p text:style-name="P23">Aggiungi a virtual <text:soft-page-break/>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67">view</text:p>
          </table:table-cell>
          <table:table-cell table:style-name="Tabella2.A2" office:value-type="string">
            <text:p text:style-name="P68">Vedi lezione</text:p>
          </table:table-cell>
          <table:table-cell table:style-name="Tabella2.D2" office:value-type="string">
            <text:p text:style-name="P6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0T16:19:11</dc:date>
    <dc:creator>Morgan Spa</dc:creator>
    <meta:editing-duration>P1DT6H5M3S</meta:editing-duration>
    <meta:editing-cycles>460</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08" meta:word-count="6292" meta:character-count="36023" meta:non-whitespace-character-count="33428"/>
  </office:meta>
</office:document-meta>
</file>